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tno poročilo upravnika - Poročanje o stroških po vrsti strošk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Oznaka stroškovnega mesta</text:p>
          </table:table-cell>
          <table:table-cell table:style-name="ce2" office:value-type="string" calcext:value-type="string">
            <text:p>Naziv Stroškovnega mesta</text:p>
          </table:table-cell>
          <table:table-cell table:style-name="ce2" office:value-type="string" calcext:value-type="string">
            <text:p>Znesek brez ddv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{% for skupina in strosek_vrsta_list%}{{ skupina.oznaka }}</text:p>
          </table:table-cell>
          <table:table-cell table:style-name="ce4" office:value-type="string" calcext:value-type="string">
            <text:p>{{ skupina.naziv}}</text:p>
          </table:table-cell>
          <table:table-cell table:style-name="ce9" office:value-type="string" calcext:value-type="string">
            <text:p>{{ skupina.znesek_brez_ddv}}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{% endfor %}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/>
          <table:table-cell table:style-name="ce8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5.1.0.3$Linux_X86_64 LibreOffice_project/</meta:generator>
  </office:meta>
</office:document-meta>
</file>